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text-position="super 63.6%"/>
    </style:style>
    <style:style style:name="T3" style:parent-style-name="DefaultParagraphFont" style:family="text">
      <style:text-properties style:text-position="super 63.6%"/>
    </style:style>
    <style:style style:name="T4" style:parent-style-name="DefaultParagraphFont" style:family="text">
      <style:text-properties style:text-position="super 63.6%"/>
    </style:style>
    <style:style style:name="T5" style:parent-style-name="DefaultParagraphFont" style:family="text">
      <style:text-properties style:text-position="super 63.6%"/>
    </style:style>
    <style:style style:name="T6" style:parent-style-name="DefaultParagraphFont" style:family="text">
      <style:text-properties style:text-position="super 63.6%"/>
    </style:style>
    <style:style style:name="T7" style:parent-style-name="DefaultParagraphFont" style:family="text">
      <style:text-properties style:text-position="super 63.6%"/>
    </style:style>
    <style:style style:name="T8" style:parent-style-name="DefaultParagraphFont" style:family="text">
      <style:text-properties style:text-position="super 63.6%"/>
    </style:style>
  </office:automatic-styles>
  <office:body>
    <office:text text:use-soft-page-breaks="true">
      <text:p text:style-name="P1"/>
      <text:p text:style-name="Normal">FUTO Post UTME Form 2022/2023 SCREENING<text:s/>(things<text:s/>You Need To Know)</text:p>
      <text:p text:style-name="Normal"/>
      <text:p text:style-name="Normal"/>
      <text:p text:style-name="Normal">Are you Interested in the Federal University of Technology Owerri, FUTO Post UTME Form 2022? FUTO Post UTME screening form for 2022/2023 admission into undergraduate courses/programmes?</text:p>
      <text:p text:style-name="Normal"/>
      <text:p text:style-name="Normal"/>
      <text:p text:style-name="Normal"><text:s/></text:p>
      <text:p text:style-name="Normal">If Yes, at the end of this post, you will get to know the cost of FUTO Post UTME Form for 2022/2023, Eligibility, requirements, how to apply or how to buy FUTO Post UTME form 2022/2023 online, and how to pass FUTO Post UTME Exam (aptitude test) if there should be any for the year.</text:p>
      <text:p text:style-name="Normal"/>
      <text:p text:style-name="Normal">Having said that, let’s begin.</text:p>
      <text:p text:style-name="Normal"/>
      <text:p text:style-name="Normal">Before we proceed, Join FUTO WhatsApp Group for latest Updates.</text:p>
      <text:p text:style-name="Normal"/>
      <text:p text:style-name="Normal">FUTO Post UTME Form 2022/2023 SCREENING (All You Need To Know)</text:p>
      <text:p text:style-name="Normal"/>
      <text:p text:style-name="Normal">Table Of Contents [hide]</text:p>
      <text:p text:style-name="Normal"/>
      <text:p text:style-name="Normal">1 Is FUTO Post UTME Form Out For 2022?</text:p>
      <text:p text:style-name="Normal">2 When Will FUTO Post UTME Form Be Out For 2022/2023</text:p>
      <text:p text:style-name="Normal">3 Will FUTO Write Post UTME This Year?</text:p>
      <text:p text:style-name="Normal">4 Does FUTO Write Post UTME?</text:p>
      <text:p text:style-name="Normal">5 Requirements For FUTO Post UTME 2022/2023 Registration</text:p>
      <text:p text:style-name="Normal">6 How Much Is FUTO Post UTME Form For 2022?</text:p>
      <text:p text:style-name="Normal">7 How To Apply For FUTO Post UTME 2022/2023</text:p>
      <text:p text:style-name="Normal">8 FUTO Post UTME Closing Date 2022/2023</text:p>
      <text:p text:style-name="Normal">9 FUTO Post UTME Exam Date 2022/2023</text:p>
      <text:p text:style-name="Normal">10 Is FUTO Post UTME Hard?</text:p>
      <text:p text:style-name="Normal">11 FUTO Post UME Screening Past Questions And Answers</text:p>
      <text:p text:style-name="Normal">12 Additional Information</text:p>
      <text:p text:style-name="Normal">13 How To Avoid Mistakes During FUTO Post UTME Registration</text:p>
      <text:p text:style-name="Normal">14 Federal University of Technology Owerri Post UTME Statistics</text:p>
      <text:p text:style-name="Normal">15 YOU MAY ALSO LIKE</text:p>
      <text:p text:style-name="Normal">Is FUTO Post UTME Form Out For 2022?</text:p>
      <text:p text:style-name="Normal">NO!</text:p>
      <text:p text:style-name="Normal"/>
      <text:p text:style-name="Normal">The Federal University of Technology Owerri (FUTO) Post UTME Screening Form for 2022/2023 is Officially Not Yet Out.</text:p>
      <text:p text:style-name="Normal"/>
      <text:p text:style-name="Normal">This means that FUTO Online Post UTME screening registration application portal is Not Yet Open for 2022/2023.</text:p>
      <text:p text:style-name="Normal"/>
      <text:p text:style-name="Normal"/>
      <text:p text:style-name="Normal"><text:s/></text:p>
      <text:p text:style-name="Normal">However, We shall update this page once FUTO Post UTME form is out.</text:p>
      <text:p text:style-name="Normal"/>
      <text:p text:style-name="Normal">When Will FUTO Post UTME Form Be Out For 2022/2023</text:p>
      <text:p text:style-name="Normal">When is FUTO Post UTME Registration Starting?</text:p>
      <text:p text:style-name="Normal"/>
      <text:p text:style-name="Normal">19<text:span text:style-name="T2">th</text:span><text:s/>August 2022</text:p>
      <text:p text:style-name="Normal"/>
      <text:p text:style-name="Normal">The Management of the Federal University of Technology Owerri (FUTO) has announced 19<text:span text:style-name="T3">th</text:span><text:s/>August 2022 as the latest commencement date for the sales of the 2022/2023 Post UTME Screening Application form.</text:p>
      <text:p text:style-name="Normal"/>
      <text:p text:style-name="Normal">This means that the 2022 FUTO Screening Form will start selling officially on futo.edu.ng from 19<text:span text:style-name="T4">th</text:span><text:s/>August 2022.</text:p>
      <text:p text:style-name="Normal"/>
      <text:p text:style-name="Normal">Will FUTO Write Post UTME This Year?</text:p>
      <text:p text:style-name="Normal">Yes!!</text:p>
      <text:p text:style-name="Normal"/>
      <text:p text:style-name="Normal">Requirements For FUTO Post UTME 2022/2023 Registration</text:p>
      <text:p text:style-name="Normal">General Eligibility to Buy Federal University of Technology Owerri Post UTME Form For UTME and Direct Entry Candidates:</text:p>
      <text:p text:style-name="Normal"/>
      <text:p text:style-name="Normal">All UME candidates who scored 150 and above in the just concluded 2022 Unified Tertiary Matriculation Examination (JAMB-UTME).</text:p>
      <text:p text:style-name="Normal">All Direct Entry Candidates who made FUTO their first choice</text:p>
      <text:p text:style-name="Normal">You Must be 16 years old</text:p>
      <text:p text:style-name="Normal">You must have at least an O’level Credit pass in 5 different subjects (Including English language and mathematics). In this case, the O’level result could be WAEC/NECO/GCE/NABTEB or any equivalent.</text:p>
      <text:p text:style-name="Normal">Your O’level result must not be more than two sittings</text:p>
      <text:p text:style-name="Normal">FUTO Admission Requirements And FUTO Cut Off Mark</text:p>
      <text:p text:style-name="Normal"/>
      <text:p text:style-name="Normal">Now that you know the eligibility and requirements for FUTO 2022/2023 Post UTME, Are you eligible for the Federal University of Technology Owerri Post UTME Application? If Yes, let’s look at the cost of the form and how to successfully apply.</text:p>
      <text:p text:style-name="Normal"/>
      <text:p text:style-name="Normal">How Much Is FUTO Post UTME Form For 2022?</text:p>
      <text:p text:style-name="Normal">FUTO Registration Form Price:</text:p>
      <text:p text:style-name="Normal"/>
      <text:p text:style-name="Normal">The management of the Federal University of Technology Owerri (FUTO) has announced Two Thousand Naira (N2,000) as the latest cost Price for the 2022 Post UTME form.</text:p>
      <text:p text:style-name="Normal"/>
      <text:p text:style-name="Normal">This means that FUTO Screening form 2022/2023 sales at Two Thousand Naira (N2,000).</text:p>
      <text:p text:style-name="Normal"/>
      <text:p text:style-name="Normal"><text:s/></text:p>
      <text:p text:style-name="Normal">However, it’s advisable you budget at least Three Thousand Naira (N3,000) for everything that’s including cyber café charges.</text:p>
      <text:p text:style-name="Normal"/>
      <text:p text:style-name="Normal">How To Apply For FUTO Post UTME 2022/2023</text:p>
      <text:p text:style-name="Normal"/>
      <text:p text:style-name="Normal">How To Apply For FUTO Post UTME 2022/2023</text:p>
      <text:p text:style-name="Normal">Buy/Apply for FUTO online Post UTME Screening Application form 2022:</text:p>
      <text:p text:style-name="Normal"/>
      <text:p text:style-name="Normal">Go to FUTO Screening Portal via<text:s/><text:a xlink:href="https://portal.futo.edu.ng/" office:target-frame-name="_top" xlink:show="replace"><text:span text:style-name="Hyperlink">https://portal.futo.edu.ng/</text:span></text:a>.</text:p>
      <text:p text:style-name="Normal">Obtain the FUTO Post UTME Form Via FUTO Undergraduate Portal.</text:p>
      <text:p text:style-name="Normal">Click on the Post UTME form publication therein.</text:p>
      <text:p text:style-name="Normal">Follow the instructions provided on the portal to successfully buy and register for the FUTO Post UTME screening exercise.</text:p>
      <text:p text:style-name="Normal">Print out your POST UTME Registration slip afterward.</text:p>
      <text:p text:style-name="Normal">Finally, Wait for the FUTO Screening date to be announced and the admission list.</text:p>
      <text:p text:style-name="Normal">FUTO Post UTME Closing Date 2022/2023</text:p>
      <text:p text:style-name="Normal">Online Screening Closing Date And Deadline:</text:p>
      <text:p text:style-name="Normal"/>
      <text:p text:style-name="Normal">The management of the Federal University of Technology Owerri (FUTO) has announced 5<text:span text:style-name="T5">th</text:span><text:s/>October 2022 as the latest closing date for the 2022/2023 FUTO Post UTME online registration/screening.</text:p>
      <text:p text:style-name="Normal"/>
      <text:p text:style-name="Normal">This means FUTO Screening Application Portal will be shut down on the 5<text:span text:style-name="T6">th</text:span><text:s/>October 2022.</text:p>
      <text:p text:style-name="Normal"/>
      <text:p text:style-name="Normal">FUTO Post UTME Exam Date 2022/2023</text:p>
      <text:p text:style-name="Normal">FUTO Aptitude Test CBT Exam Schedule:</text:p>
      <text:p text:style-name="Normal"/>
      <text:p text:style-name="Normal">The management of the Federal University of Technology Owerri (FUTO) has announced 10<text:span text:style-name="T7">th</text:span><text:s/>November 2022 as the latest date for the commencement of the 2022/2023 Post UTME screening exams.</text:p>
      <text:p text:style-name="Normal"/>
      <text:p text:style-name="Normal">This means that the CBT examination will start officially on the 10<text:span text:style-name="T8">th</text:span><text:s/>November 2022.</text:p>
      <text:p text:style-name="Normal"/>
      <text:p text:style-name="Normal">Learn more:</text:p>
      <text:p text:style-name="Normal"/>
      <text:p text:style-name="Normal">Is FUTO Post UTME Hard?</text:p>
      <text:p text:style-name="Normal">NO!</text:p>
      <text:p text:style-name="Normal"/>
      <text:p text:style-name="Normal">Just like every other exam, the Federal University of Technology Owerri (FUTO) Post UTME is very easy to pass but can be difficult if you don’t prepare adequately.</text:p>
      <text:p text:style-name="Normal"/>
      <text:p text:style-name="Normal">How To Pass FUTO Post UTME</text:p>
      <text:p text:style-name="Normal"/>
      <text:p text:style-name="Normal">FUTO Post UME Screening Past Questions And Answers</text:p>
      <text:p text:style-name="Normal">You can get the Federal University of Technology Owerri (FUTO) aptitude test screening past questions by following this LINK.</text:p>
      <text:p text:style-name="Normal"/>
      <text:p text:style-name="Normal">Additional Information</text:p>
      <text:p text:style-name="Normal">Impersonation is a serious offence and anyone caught will be handed over to the Law Enforcement Agents and may be liable to up to 5 years imprisonment</text:p>
      <text:p text:style-name="Normal">Any candidate who fails to take part in the screening exercise automatically loses his or her chance of being considered for admission.</text:p>
      <text:p text:style-name="Normal">Early commencement of registration is advised to avoid congestion in the dying hours.</text:p>
      <text:p text:style-name="Normal">How To Avoid Mistakes During FUTO Post UTME Registration</text:p>
      <text:p text:style-name="Normal">Visit a nice and reliable cyber café near you</text:p>
      <text:p text:style-name="Normal">Make sure there is good and strong network connectivity before starting your registration</text:p>
      <text:p text:style-name="Normal">Ensure you confirm and Provide your correct JAMB Registration Number</text:p>
      <text:p text:style-name="Normal">Ensure that the photo you wish to use on FUTO Portal as PASSPORT is clear that’s if required. Avoid photos with dark backgrounds</text:p>
      <text:p text:style-name="Normal">Ensure to use a functional mobile number. You can use any number, it must not necessarily be the number you used during JAMB registration</text:p>
      <text:p text:style-name="Normal">Choose your desired course of study as filled in your JAMB UTME/Change of course form if specified</text:p>
      <text:p text:style-name="Normal">Review your form and ensure that there are no errors before and after you submit it.</text:p>
      <text:p text:style-name="Normal">Federal University of Technology Owerri Post UTME Statistics</text:p>
      <text:p text:style-name="Normal">The Federal University of Technology Owerri (FUTO) Unified Tertiary Matriculation Examination (JAMB-UTME) and Post UTME statistics will be posted here once we get the accurate data.</text:p>
      <text:p text:style-name="Normal"/>
      <text:p text:style-name="Normal">Please note that FUTO is very competitive, more than 45,000 candidates are expected to write FUTO Post-UTME examinations for the 2022/2023 academic session.</text:p>
      <text:p text:style-name="Normal"/>
      <text:p text:style-name="Normal">Check back later</text:p>
      <text:p text:style-name="Normal"/>
      <text:p text:style-name="Normal">All the best as you learn more about the FUTO POST UTME FORM 2022/2023.</text:p>
      <text:p text:style-name="Normal"/>
      <text:p text:style-name="Normal">YOU MAY ALSO LIKE</text:p>
      <text:p text:style-name="Normal">FUTO Courses 2022/2023 And Requirements</text:p>
      <text:p text:style-name="Normal">FUTO Admission Requirements For 2022/2023</text:p>
      <text:p text:style-name="Normal">FUTO Cut Off Mark For 2022/2023 (JAMB And Departmental)</text:p>
      <text:p text:style-name="Normal">JAMB Subject Combination 2022/2023 For All Courses (PDF)</text:p>
      <text:p text:style-name="Normal">How To Check School Admission Status 2022/2023</text:p>
      <text:p text:style-name="Normal">FUTO Cut Off Mark For 2022/2023</text:p>
      <text:p text:style-name="Normal">FUTO Less Competitive Courses</text:p>
      <text:p text:style-name="Normal">Requirements To Study Medicine And Surgery In FUTO</text:p>
      <text:p text:style-name="Normal">FUTO Admission Requirements For UTME/DE</text:p>
      <text:p text:style-name="Normal">Courses Offered In FUTO (Full list)</text:p>
      <text:p text:style-name="Normal">Requirements To Study Law In ABSU</text:p>
      <text:p text:style-name="Normal">How To Gain Admission Into FUTO With Ease</text:p>
      <text:p text:style-name="Normal">Thanks for reading, please share.</text:p>
      <text:p text:style-name="Normal">If you have any questions, leave me a comment below and I will try my best to respond also do well to subscribe so as to be notified when I reply to your comment, thanks.</text:p>
      <text:p text:style-name="Normal"/>
      <text:p text:style-name="Normal">0</text:p>
      <text:p text:style-name="Normal">5 Comments</text:p>
      <text:p text:style-name="Normal"/>
      <text:p text:style-name="Normal">Samuel</text:p>
      <text:p text:style-name="Normal">6 MONTHS AGOREPLY</text:p>
      <text:p text:style-name="Normal">Pls which date is for Medicine and Surgery FUTO POST UTME test</text:p>
      <text:p text:style-name="Normal"/>
      <text:p text:style-name="Normal"/>
      <text:p text:style-name="Normal">Ofa Joseph POST AUTHOR</text:p>
      <text:p text:style-name="Normal">6 MONTHS AGOREPLY</text:p>
      <text:p text:style-name="Normal">Go and reprint ur slip to know the date you are writing. All the best.</text:p>
      <text:p text:style-name="Normal"/>
      <text:p text:style-name="Normal"/>
      <text:p text:style-name="Normal">My Brother have written the post utme but they have not called him back</text:p>
      <text:p text:style-name="Normal">3 MONTHS AGOREPLY</text:p>
      <text:p text:style-name="Normal">Enter your comment here..Pls this my mother e mail so I can contact him</text:p>
      <text:p text:style-name="Normal"/>
      <text:p text:style-name="Normal"/>
      <text:p text:style-name="Normal">I have written but am waiting for my reply</text:p>
      <text:p text:style-name="Normal">3 MONTHS AGOREPLY</text:p>
      <text:p text:style-name="Normal">Enter your comment here..I have written but an waiting for my reply</text:p>
      <text:p text:style-name="Normal"/>
      <text:p text:style-name="Normal"/>
      <text:p text:style-name="Normal">Can one register this February or is it closed?</text:p>
      <text:p text:style-name="Normal">3 MONTHS AGOREPLY</text:p>
      <text:p text:style-name="Normal">Can one register this February and get admission?</text:p>
      <text:p text:style-name="Normal"/>
      <text:p text:style-name="Normal">Write A Comment</text:p>
      <text:p text:style-name="Normal">Name</text:p>
      <text:p text:style-name="Normal">Email</text:p>
      <text:p text:style-name="Normal">Enter your comment here..</text:p>
      <text:p text:style-name="Normal"><text:s/>Save my name, email, and website in this browser for the next time I comment.</text:p>
      <text:p text:style-name="Normal"/>
      <text:p text:style-name="Normal"/>
      <text:p text:style-name="Normal">Don’t subscribe</text:p>
      <text:p text:style-name="Normal"><text:s/>Notify me of followup comments via e-mail. You can also subscribe without commenting.</text:p>
      <text:p text:style-name="Normal"/>
      <text:p text:style-name="Normal"/>
      <text:p text:style-name="Normal"><text:s/></text:p>
      <text:p text:style-name="Normal">QUICK LINKS</text:p>
      <text:p text:style-name="Normal">Check JAMB Result</text:p>
      <text:p text:style-name="Normal"/>
      <text:p text:style-name="Normal">Buy JAMB Form</text:p>
      <text:p text:style-name="Normal"/>
      <text:p text:style-name="Normal">Buy Post UTME Form</text:p>
      <text:p text:style-name="Normal"/>
      <text:p text:style-name="Normal">Buy WAEC Scratch Card</text:p>
      <text:p text:style-name="Normal"/>
      <text:p text:style-name="Normal">Buy NECO Scratch Card</text:p>
      <text:p text:style-name="Normal"/>
      <text:p text:style-name="Normal">JAMB Subject Combinations</text:p>
      <text:p text:style-name="Normal"/>
      <text:p text:style-name="Normal">JAMB Recommended Textbooks</text:p>
      <text:p text:style-name="Normal"/>
      <text:p text:style-name="Normal">JAMB CBT Centres</text:p>
      <text:p text:style-name="Normal"/>
      <text:p text:style-name="Normal">JAMB Brochure</text:p>
      <text:p text:style-name="Normal"/>
      <text:p text:style-name="Normal">JAMB Syllabus</text:p>
      <text:p text:style-name="Normal"/>
      <text:p text:style-name="Normal">JAMB Past Questions</text:p>
      <text:p text:style-name="Normal"/>
      <text:p text:style-name="Normal">Check O’level On CAPS</text:p>
      <text:p text:style-name="Normal"/>
      <text:p text:style-name="Normal">Upload O’level Result on JAMB CAPS</text:p>
      <text:p text:style-name="Normal"/>
      <text:p text:style-name="Normal">JAMB Matriculation List</text:p>
      <text:p text:style-name="Normal"/>
      <text:p text:style-name="Normal">UTME JAMB Admission Status</text:p>
      <text:p text:style-name="Normal"/>
      <text:p text:style-name="Normal">Direct Entry Admission Status</text:p>
      <text:p text:style-name="Normal"/>
      <text:p text:style-name="Normal">Check Admission Status Without Email</text:p>
      <text:p text:style-name="Normal"/>
      <text:p text:style-name="Normal">Print JAMB Admission Letter</text:p>
      <text:p text:style-name="Normal"/>
      <text:p text:style-name="Normal">Create JAMB Profile</text:p>
      <text:p text:style-name="Normal"/>
      <text:p text:style-name="Normal">JAMB Change of Course/Institution</text:p>
      <text:p text:style-name="Normal"/>
      <text:p text:style-name="Normal">JAMB Regularization</text:p>
      <text:p text:style-name="Normal"/>
      <text:p text:style-name="Normal">Admission Deferment</text:p>
      <text:p text:style-name="Normal"/>
      <text:p text:style-name="Normal">Online JAMB Café</text:p>
      <text:p text:style-name="Normal"/>
      <text:p text:style-name="Normal">Reset JAMB Password</text:p>
      <text:p text:style-name="Normal"/>
      <text:p text:style-name="Normal">JAMB Cut Off Mark</text:p>
      <text:p text:style-name="Normal"/>
      <text:p text:style-name="Normal">WAEC Result Checker Portal</text:p>
      <text:p text:style-name="Normal"/>
      <text:p text:style-name="Normal">NECO Result Checker Portal</text:p>
      <text:p text:style-name="Normal"/>
      <text:p text:style-name="Normal">NYSC Call-Up Letter</text:p>
      <text:p text:style-name="Normal"/>
      <text:p text:style-name="Normal">NYSC Online Registration</text:p>
      <text:p text:style-name="Normal"/>
      <text:p text:style-name="Normal">Federal Universities In Nigeria</text:p>
      <text:p text:style-name="Normal"/>
      <text:p text:style-name="Normal">State Universities In Nigeria</text:p>
      <text:p text:style-name="Normal"/>
      <text:p text:style-name="Normal">Private Universities In Nigeria</text:p>
      <text:p text:style-name="Normal"/>
      <text:p text:style-name="Normal">How To Gain Admission In Nigeria</text:p>
      <text:p text:style-name="Normal"/>
      <text:p text:style-name="Normal">Most Marketable Courses in Nigeria (TOP 20)</text:p>
      <text:p text:style-name="Normal"/>
      <text:p text:style-name="Normal">How To Choose A Course That Fits You</text:p>
      <text:p text:style-name="Normal"/>
      <text:p text:style-name="Normal">Create JAMB Email And Password</text:p>
      <text:p text:style-name="Normal"/>
      <text:p text:style-name="Normal">The Life Changer</text:p>
      <text:p text:style-name="Normal"/>
      <text:p text:style-name="Normal">Register For Post UTME</text:p>
      <text:p text:style-name="Normal"/>
      <text:p text:style-name="Normal">Admission Without JAMB</text:p>
      <text:p text:style-name="Normal"/>
      <text:p text:style-name="Normal">JAMB Admission List</text:p>
      <text:p text:style-name="Normal"/>
      <text:p text:style-name="Normal">Advertise With Us</text:p>
      <text:p text:style-name="Normal"/>
      <text:p text:style-name="Normal">Admission Without JAMB</text:p>
      <text:p text:style-name="Normal"/>
      <text:p text:style-name="Normal">Buy &amp; Sell Online</text:p>
      <text:p text:style-name="Normal"/>
      <text:p text:style-name="Normal">Upcoming Events<text:s/></text:p>
      <text:p text:style-name="Normal"/>
      <text:p text:style-name="Normal">Practice Exam</text:p>
      <text:p text:style-name="Normal"/>
      <text:p text:style-name="Normal">Study Past Questions</text:p>
      <text:p text:style-name="Normal"/>
      <text:p text:style-name="Normal">Live Chat/Call</text:p>
      <text:p text:style-name="Normal"/>
      <text:p text:style-name="Normal">Ask A Questions</text:p>
      <text:p text:style-name="Normal"/>
      <text:p text:style-name="Normal">Join Students Forum</text:p>
      <text:p text:style-name="Normal"/>
      <text:p text:style-name="Normal">Donate (Support School Beginner)</text:p>
      <text:p text:style-name="Normal"/>
      <text:p text:style-name="Normal"><text:s/></text:p>
      <text:p text:style-name="Normal"/>
      <text:p text:style-name="Normal"><text:s text:c="3"/></text:p>
      <text:p text:style-name="Normal"><text:s/></text:p>
      <text:p text:style-name="Normal">HOME</text:p>
      <text:p text:style-name="Normal">ABOUT US</text:p>
      <text:p text:style-name="Normal">CONTACT US</text:p>
      <text:p text:style-name="Normal">PRIVACY POLICY</text:p>
      <text:p text:style-name="Normal">TERMS AND CONDITIONS</text:p>
      <text:p text:style-name="Normal"><text:s/></text:p>
      <text:p text:style-name="Normal">COPYRIGHT © 2022 SCHOOLBEGINNER- ALL RIGHTS RESERVED.</text:p>
      <text:p text:style-name="Normal"/>
      <text:p text:style-name="Normal"><text:s/>TOP</text:p>
      <text:p text:style-name="Normal">Home</text:p>
      <text:p text:style-name="Normal">School News</text:p>
      <text:p text:style-name="Normal">Scholarships</text:p>
      <text:p text:style-name="Normal">Admission</text:p>
      <text:p text:style-name="Normal">JAMB</text:p>
      <text:p text:style-name="Normal">Post UTME</text:p>
      <text:p text:style-name="Normal">NYSC</text:p>
      <text:p text:style-name="Norma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2347030829081</meta:initial-creator>
    <dc:creator>2347030829081</dc:creator>
    <meta:creation-date>2022-04-27T19:08:00Z</meta:creation-date>
    <dc:date>2022-04-27T19:08:00Z</dc:date>
    <meta:template xlink:href="Normal.dotm" xlink:type="simple"/>
    <meta:editing-cycles>7</meta:editing-cycles>
    <meta:editing-duration>PT1140S</meta:editing-duration>
    <meta:document-statistic meta:page-count="1" meta:paragraph-count="19" meta:word-count="1487" meta:character-count="9949" meta:row-count="70" meta:non-whitespace-character-count="8481"/>
  </office:meta>
</office:document-meta>
</file>